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shadow="visible"/>
    </style:style>
    <style:style style:name="gr2" style:family="graphic" style:parent-style-name="standard">
      <style:graphic-properties draw:fill-color="#e6e6e6" draw:textarea-vertical-align="middle" draw:shadow="visible"/>
    </style:style>
    <style:style style:name="gr3" style:family="graphic" style:parent-style-name="standard">
      <style:graphic-properties draw:textarea-vertical-align="middle" draw:shadow="visibl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6" style:family="graphic" style:parent-style-name="standard">
      <style:graphic-properties draw:fill-color="#ffffff" draw:textarea-vertical-align="middle" draw:shadow="visible"/>
    </style:style>
    <style:style style:name="gr7" style:family="graphic" style:parent-style-name="text">
      <style:graphic-properties draw:auto-grow-height="true" draw:auto-grow-width="false" fo:min-height="0cm" fo:min-width="17.895cm"/>
    </style:style>
    <style:style style:name="gr8" style:family="graphic" style:parent-style-name="text">
      <style:graphic-properties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0.988cm" svg:height="15.621cm" svg:x="-7.255cm" svg:y="1cm">
          <text:p/>
        </draw:rect>
        <draw:rect draw:style-name="gr2" draw:text-style-name="P1" draw:layer="layout" svg:width="19.034cm" svg:height="4.318cm" svg:x="-5.588cm" svg:y="1.508cm">
          <text:p/>
        </draw:rect>
        <draw:rect draw:style-name="gr3" draw:text-style-name="P1" draw:layer="layout" svg:width="3.81cm" svg:height="2.413cm" svg:x="-5.223cm" svg:y="2.016cm">
          <text:p text:style-name="P1">Voltage</text:p>
          <text:p text:style-name="P1">Divider</text:p>
        </draw:rect>
        <draw:rect draw:style-name="gr3" draw:text-style-name="P1" draw:layer="layout" svg:width="3.81cm" svg:height="2.413cm" svg:x="1.762cm" svg:y="2.143cm">
          <text:p text:style-name="P1">High</text:p>
          <text:p text:style-name="P1">Frequency</text:p>
          <text:p text:style-name="P1">Filter</text:p>
        </draw:rect>
        <draw:rect draw:style-name="gr3" draw:text-style-name="P1" draw:layer="layout" svg:width="3.81cm" svg:height="2.413cm" svg:x="8.62cm" svg:y="2.143cm">
          <text:p text:style-name="P1">60 Hz</text:p>
          <text:p text:style-name="P1">Filter</text:p>
        </draw:rect>
        <draw:rect draw:style-name="gr3" draw:text-style-name="P1" draw:layer="layout" svg:width="3.81cm" svg:height="2.413cm" svg:x="17.383cm" svg:y="7.223cm">
          <text:p text:style-name="P1">RS-232</text:p>
          <text:p text:style-name="P1">Opto-</text:p>
          <text:p text:style-name="P1">Isolator</text:p>
        </draw:rect>
        <draw:rect draw:style-name="gr3" draw:text-style-name="P1" draw:layer="layout" svg:width="3.81cm" svg:height="2.413cm" svg:x="17.437cm" svg:y="12.049cm">
          <text:p text:style-name="P1">CNC Signal</text:p>
          <text:p text:style-name="P1">Opto-</text:p>
          <text:p text:style-name="P1">Isolator</text:p>
        </draw:rect>
        <draw:rect draw:style-name="gr3" draw:text-style-name="P1" draw:layer="layout" svg:width="3.81cm" svg:height="2.413cm" svg:x="0.873cm" svg:y="7.096cm">
          <text:p text:style-name="P1">Torch On</text:p>
          <text:p text:style-name="P1">Relay</text:p>
        </draw:rect>
        <draw:rect draw:style-name="gr3" draw:text-style-name="P1" draw:layer="layout" svg:width="3.81cm" svg:height="2.413cm" svg:x="0.873cm" svg:y="11.922cm">
          <text:p text:style-name="P1">5 Volt</text:p>
          <text:p text:style-name="P1">Voltage</text:p>
          <text:p text:style-name="P1">Regulator</text:p>
        </draw:rect>
        <draw:rect draw:style-name="gr3" draw:text-style-name="P1" draw:layer="layout" svg:width="5.969cm" svg:height="8.128cm" svg:x="8.493cm" svg:y="7.096cm">
          <text:p text:style-name="P1">Ardunio</text:p>
        </draw:rect>
        <draw:line draw:style-name="gr4" draw:text-style-name="P1" draw:layer="layout" svg:x1="14.843cm" svg:y1="12.938cm" svg:x2="17.256cm" svg:y2="12.938cm">
          <text:p/>
        </draw:line>
        <draw:line draw:style-name="gr5" draw:text-style-name="P1" draw:layer="layout" svg:x1="17.102cm" svg:y1="13.954cm" svg:x2="14.816cm" svg:y2="13.954cm">
          <text:p/>
        </draw:line>
        <draw:line draw:style-name="gr5" draw:text-style-name="P1" draw:layer="layout" svg:x1="-0.905cm" svg:y1="3.413cm" svg:x2="1.508cm" svg:y2="3.413cm">
          <text:p/>
        </draw:line>
        <draw:line draw:style-name="gr5" draw:text-style-name="P1" draw:layer="layout" svg:x1="5.953cm" svg:y1="3.54cm" svg:x2="8.366cm" svg:y2="3.54cm">
          <text:p/>
        </draw:line>
        <draw:line draw:style-name="gr5" draw:text-style-name="P1" draw:layer="layout" svg:x1="7.985cm" svg:y1="8.366cm" svg:x2="5.318cm" svg:y2="8.366cm">
          <text:p/>
        </draw:line>
        <draw:line draw:style-name="gr5" draw:text-style-name="P1" draw:layer="layout" svg:x1="5.191cm" svg:y1="13.192cm" svg:x2="7.604cm" svg:y2="13.192cm">
          <text:p/>
        </draw:line>
        <draw:line draw:style-name="gr5" draw:text-style-name="P1" draw:layer="layout" svg:x1="10.525cm" svg:y1="4.937cm" svg:x2="10.525cm" svg:y2="6.842cm">
          <text:p/>
        </draw:line>
        <draw:line draw:style-name="gr4" draw:text-style-name="P1" draw:layer="layout" svg:x1="14.743cm" svg:y1="7.731cm" svg:x2="17.156cm" svg:y2="7.731cm">
          <text:p/>
        </draw:line>
        <draw:line draw:style-name="gr5" draw:text-style-name="P1" draw:layer="layout" svg:x1="17.002cm" svg:y1="9.128cm" svg:x2="14.716cm" svg:y2="9.128cm">
          <text:p/>
        </draw:line>
        <draw:rect draw:style-name="gr6" draw:text-style-name="P1" draw:layer="layout" svg:width="4.826cm" svg:height="2.286cm" svg:x="25.946cm" svg:y="7.35cm">
          <text:p text:style-name="P1">FTDI</text:p>
          <text:p text:style-name="P1">RS-232 to USB</text:p>
        </draw:rect>
        <draw:line draw:style-name="gr4" draw:text-style-name="P1" draw:layer="layout" svg:x1="21.716cm" svg:y1="7.858cm" svg:x2="25.511cm" svg:y2="7.858cm">
          <text:p/>
        </draw:line>
        <draw:line draw:style-name="gr5" draw:text-style-name="P1" draw:layer="layout" svg:x1="25.269cm" svg:y1="9.255cm" svg:x2="21.674cm" svg:y2="9.255cm">
          <text:p/>
        </draw:line>
        <draw:frame draw:style-name="gr7" draw:text-style-name="P2" draw:layer="layout" svg:width="18.82cm" svg:height="0.983cm" svg:x="-7.108cm" svg:y="15.612cm">
          <draw:text-box>
            <text:p text:style-name="P2"><text:span text:style-name="T1">Arduino Torch Height Controller (THC Shield and Arduino)</text:span></text:p>
          </draw:text-box>
        </draw:frame>
        <draw:frame draw:style-name="gr8" draw:layer="layout" svg:width="2.974cm" svg:height="1.055cm" svg:x="-18.05cm" svg:y="8.073cm">
          <draw:text-box>
            <text:p><text:span text:style-name="T2">Plasma</text:span></text:p>
          </draw:text-box>
        </draw:frame>
        <draw:frame draw:style-name="gr8" draw:layer="layout" svg:width="7.855cm" svg:height="1.055cm" svg:x="24.798cm" svg:y="12.684cm">
          <draw:text-box>
            <text:p><text:span text:style-name="T2">CNC Break Out Board</text:span></text:p>
          </draw:text-box>
        </draw:frame>
        <draw:line draw:style-name="gr5" draw:text-style-name="P1" draw:layer="layout" svg:x1="-14.113cm" svg:y1="7.223cm" svg:x2="-6.112cm" svg:y2="3.667cm">
          <text:p/>
        </draw:line>
        <draw:line draw:style-name="gr5" draw:text-style-name="P1" draw:layer="layout" svg:x1="0cm" svg:y1="8.493cm" svg:x2="-14.24cm" svg:y2="8.493cm">
          <text:p/>
        </draw:line>
        <draw:line draw:style-name="gr4" draw:text-style-name="P1" draw:layer="layout" svg:x1="-14.113cm" svg:y1="9.255cm" svg:x2="7.604cm" svg:y2="10.906cm">
          <text:p/>
        </draw:line>
        <draw:frame draw:style-name="gr9" draw:layer="layout" svg:width="5.116cm" svg:height="0.963cm" svg:x="-6.656cm" svg:y="10.07cm">
          <draw:text-box>
            <text:p>Arc Good Signal</text:p>
          </draw:text-box>
        </draw:frame>
        <draw:line draw:style-name="gr4" draw:text-style-name="P1" draw:layer="layout" svg:x1="14.843cm" svg:y1="12.407cm" svg:x2="17.256cm" svg:y2="12.407cm">
          <text:p/>
        </draw:line>
        <draw:line draw:style-name="gr4" draw:text-style-name="P1" draw:layer="layout" svg:x1="14.797cm" svg:y1="13.446cm" svg:x2="17.21cm" svg:y2="13.446cm">
          <text:p/>
        </draw:line>
        <draw:line draw:style-name="gr4" draw:text-style-name="P1" draw:layer="layout" svg:x1="22.082cm" svg:y1="12.938cm" svg:x2="24.495cm" svg:y2="12.938cm">
          <text:p/>
        </draw:line>
        <draw:line draw:style-name="gr5" draw:text-style-name="P1" draw:layer="layout" svg:x1="24.341cm" svg:y1="13.954cm" svg:x2="22.055cm" svg:y2="13.954cm">
          <text:p/>
        </draw:line>
        <draw:line draw:style-name="gr4" draw:text-style-name="P1" draw:layer="layout" svg:x1="22.082cm" svg:y1="12.407cm" svg:x2="24.495cm" svg:y2="12.407cm">
          <text:p/>
        </draw:line>
        <draw:line draw:style-name="gr4" draw:text-style-name="P1" draw:layer="layout" svg:x1="22.036cm" svg:y1="13.446cm" svg:x2="24.449cm" svg:y2="13.446cm">
          <text:p/>
        </draw:line>
        <draw:frame draw:style-name="gr8" draw:layer="layout" svg:width="6.848cm" svg:height="1.055cm" svg:x="-5.477cm" svg:y="4.771cm">
          <draw:text-box>
            <text:p><text:span text:style-name="T2">Voltage Monito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.203cm" draw:shadow-offset-y="0.203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hidden" draw:shadow-offset-x="0.203cm" draw:shadow-offset-y="0.203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9T06:45:28.73</meta:creation-date>
    <dc:date>2013-05-19T07:24:06.81</dc:date>
    <meta:editing-duration>PT21M54S</meta:editing-duration>
    <meta:editing-cycles>3</meta:editing-cycles>
    <meta:generator>OpenOffice.org/3.4.1$Win32 OpenOffice.org_project/341m1$Build-9593</meta:generator>
    <meta:document-statistic meta:object-count="36"/>
  </office:meta>
</office:document-meta>
</file>